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Heading2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Heading2" style:family="paragraph"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T8" style:parent-style-name="Hyperlink" style:family="text">
      <style:text-properties fo:language="en" fo:country="GB"/>
    </style:style>
    <style:style style:name="T9" style:parent-style-name="DefaultParagraphFont" style:family="text">
      <style:text-properties fo:language="en" fo:country="GB"/>
    </style:style>
    <style:style style:name="T10" style:parent-style-name="DefaultParagraphFont" style:family="text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name="T15" style:parent-style-name="DefaultParagraphFont" style:family="text">
      <style:text-properties fo:language="en" fo:country="GB"/>
    </style:style>
    <style:style style:name="T16" style:parent-style-name="Hyperlink" style:family="text">
      <style:text-properties fo:language="en" fo:country="GB"/>
    </style:style>
    <style:style style:name="T17" style:parent-style-name="DefaultParagraphFont" style:family="text">
      <style:text-properties fo:language="en" fo:country="GB"/>
    </style:style>
    <style:style style:name="T18" style:parent-style-name="DefaultParagraphFont" style:family="text">
      <style:text-properties fo:language="en" fo:country="GB"/>
    </style:style>
    <style:style style:name="T19" style:parent-style-name="DefaultParagraphFont" style:family="text">
      <style:text-properties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T22" style:parent-style-name="Hyperlink" style:family="text">
      <style:text-properties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fo:language="en" fo:country="GB"/>
    </style:style>
    <style:style style:name="T25" style:parent-style-name="DefaultParagraphFont" style:family="text">
      <style:text-properties fo:language="en" fo:country="GB"/>
    </style:style>
    <style:style style:name="T26" style:parent-style-name="DefaultParagraphFont" style:family="text">
      <style:text-properties fo:language="en" fo:country="GB"/>
    </style:style>
    <style:style style:name="T27" style:parent-style-name="DefaultParagraphFont" style:family="text">
      <style:text-properties fo:language="en" fo:country="GB"/>
    </style:style>
    <style:style style:name="T28" style:parent-style-name="Hyperlink" style:family="text">
      <style:text-properties fo:language="en" fo:country="GB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en" fo:country="GB"/>
    </style:style>
    <style:style style:name="T31" style:parent-style-name="DefaultParagraphFont" style:family="text">
      <style:text-properties fo:language="en" fo:country="GB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language="en" fo:country="GB"/>
    </style:style>
    <style:style style:name="T34" style:parent-style-name="Hyperlink" style:family="text">
      <style:text-properties fo:language="en" fo:country="GB"/>
    </style:style>
    <style:style style:name="T35" style:parent-style-name="DefaultParagraphFont" style:family="text">
      <style:text-properties fo:language="en" fo:country="GB"/>
    </style:style>
    <style:style style:name="T36" style:parent-style-name="DefaultParagraphFont" style:family="text">
      <style:text-properties fo:language="en" fo:country="GB"/>
    </style:style>
    <style:style style:name="T37" style:parent-style-name="DefaultParagraphFont" style:family="text">
      <style:text-properties fo:language="en" fo:country="GB"/>
    </style:style>
    <style:style style:name="T38" style:parent-style-name="DefaultParagraphFont" style:family="text">
      <style:text-properties fo:language="en" fo:country="GB"/>
    </style:style>
    <style:style style:name="T39" style:parent-style-name="DefaultParagraphFont" style:family="text">
      <style:text-properties fo:language="en" fo:country="GB"/>
    </style:style>
    <style:style style:name="T40" style:parent-style-name="Hyperlink" style:family="text">
      <style:text-properties fo:language="en" fo:country="GB"/>
    </style:style>
    <style:style style:name="P41" style:parent-style-name="Normal" style:family="paragraph">
      <style:text-properties fo:language="en" fo:country="GB"/>
    </style:style>
  </office:automatic-styles>
  <office:body>
    <office:text text:use-soft-page-breaks="true">
      <text:h text:style-name="P1" text:outline-level="1">Kildeliste</text:h>
      <text:h text:style-name="P2" text:outline-level="2">Bøger</text:h>
      <text:p text:style-name="P3">Ian Sommerville, Software Engineering<text:line-break/>Mike Cohn, User Stories Applied:<text:s/>For Agile Software Development<text:line-break/>Henrik Kniberg, Kanban and Scrum – making the most of both<text:line-break/>Henrik Kniberg, Scrum and XP from the Trenches (Enterprise Software Development)<text:line-break/>Pete Deemer, The Scrum Primer</text:p>
      <text:h text:style-name="P4" text:outline-level="2">Websites</text:h>
      <text:p text:style-name="Normal"><text:span text:style-name="T5">Scrum Alliance</text:span><text:span text:style-name="T6">: Transforming the World of Work</text:span><text:span text:style-name="T7"><text:line-break/></text:span><text:a xlink:href="http://www.scrumalliance.org" office:target-frame-name="_top" xlink:show="replace"><text:span text:style-name="T8">http://www.scrumalliance.org</text:span></text:a><text:span text:style-name="T9"><text:s/></text:span><text:span text:style-name="T10"><text:line-break/></text:span><text:span text:style-name="T11"><text:line-break/></text:span><text:span text:style-name="T12">Extreme Programming:</text:span><text:span text:style-name="T13"><text:s/></text:span><text:span text:style-name="T14">A gentle introduction</text:span><text:span text:style-name="T15"><text:line-break/></text:span><text:a xlink:href="http://www.extremeprogramming.org" office:target-frame-name="_top" xlink:show="replace"><text:span text:style-name="T16">http://www.extremeprogramming.org</text:span></text:a><text:span text:style-name="T17"><text:line-break/></text:span><text:span text:style-name="T18"><text:line-break/></text:span><text:span text:style-name="T19">Agile Testing</text:span><text:span text:style-name="T20"><text:s/>| Tester Troubles</text:span><text:span text:style-name="T21"><text:line-break/></text:span><text:a xlink:href="http://www.testertroubles.com" office:target-frame-name="_top" xlink:show="replace"><text:span text:style-name="T22">http://www.testertroubles.com</text:span></text:a><text:span text:style-name="T23"><text:line-break/></text:span><text:span text:style-name="T24"><text:line-break/></text:span><text:span text:style-name="T25">USF-CS: Extreme Programmi</text:span><text:span text:style-name="T26">ng</text:span><text:span text:style-name="T27"><text:line-break/></text:span><text:a xlink:href="http://www.cs.usfca.edu/~parrt/course/601/lectures/xp.html" office:target-frame-name="_top" xlink:show="replace"><text:span text:style-name="T28">http://www.cs.usfca.edu/~parrt/course/601/lectures/xp.html</text:span></text:a><text:span text:style-name="T29"><text:line-break/></text:span><text:span text:style-name="T30"><text:line-break/>Software Developer</text:span><text:span text:style-name="T31"><text:s/>Magazine</text:span><text:span text:style-name="T32">: Aspects of Kanban</text:span><text:span text:style-name="T33"><text:line-break/></text:span><text:a xlink:href="http://www.methodsandtools.com/archive/archive.php?id=104" office:target-frame-name="_top" xlink:show="replace"><text:span text:style-name="T34">http://www.methodsandtools.com/archive/archive.php?id=104</text:span></text:a><text:span text:style-name="T35"><text:line-break/></text:span><text:span text:style-name="T36"><text:line-break/></text:span><text:span text:style-name="T37">InfoQ:<text:s/></text:span><text:span text:style-name="T38">Kanban Applied to Software Development: from Agile to Lean</text:span><text:span text:style-name="T39"><text:line-break/></text:span><text:a xlink:href="http://www.infoq.com/articles/hiranabe-lean-agile-kanban" office:target-frame-name="_top" xlink:show="replace"><text:span text:style-name="T40">http://www.infoq.com/articles/hiranabe-lean-agile-kanban</text:span></text:a></text:p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694in" fo:margin-bottom="0.1388in" fo:line-height="11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416in solid #5B9BD5" fo:padding="0in" style:shadow="none" fo:margin-bottom="0in" fo:background-color="#5B9BD5"/>
      <style:text-properties fo:text-transform="uppercase" fo:color="#FFFFFF" fo:letter-spacing="0.0104in" fo:font-size="11pt" style:font-size-asian="11pt" style:font-size-complex="11pt" fo:hyphenate="false"/>
    </style:style>
    <style:style style:name="Heading2" style:display-name="Heading 2" style:family="paragraph" style:parent-style-name="Normal" style:next-style-name="Normal" style:default-outline-level="2">
      <style:paragraph-properties fo:border="0.0416in solid #DEEAF6" fo:padding="0in" style:shadow="none" fo:margin-bottom="0in" fo:background-color="#DEEAF6"/>
      <style:text-properties fo:text-transform="uppercase" fo:letter-spacing="0.0104in" fo:hyphenate="false"/>
    </style:style>
    <style:style style:name="Heading3" style:display-name="Heading 3" style:family="paragraph" style:parent-style-name="Normal" style:next-style-name="Normal" style:default-outline-level="3">
      <style:paragraph-properties fo:border-top="0.0104in solid #5B9BD5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4D78" fo:letter-spacing="0.0104in" fo:hyphenate="false"/>
    </style:style>
    <style:style style:name="Heading4" style:display-name="Heading 4" style:family="paragraph" style:parent-style-name="Normal" style:next-style-name="Normal" style:default-outline-level="4">
      <style:paragraph-properties fo:border-top="0.0104in dotted #5B9BD5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5" style:display-name="Heading 5" style:family="paragraph" style:parent-style-name="Normal" style:next-style-name="Normal" style:default-outline-level="5">
      <style:paragraph-properties fo:border-top="none" fo:border-left="none" fo:border-bottom="0.0104in soli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6" style:display-name="Heading 6" style:family="paragraph" style:parent-style-name="Normal" style:next-style-name="Normal" style:default-outline-level="6">
      <style:paragraph-properties fo:border-top="none" fo:border-left="none" fo:border-bottom="0.0104in dotte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false"/>
    </style:style>
    <style:style style:name="Heading7" style:display-name="Heading 7" style:family="paragraph" style:parent-style-name="Normal" style:next-style-name="Normal" style:default-outline-level="7">
      <style:paragraph-properties fo:margin-top="0.1388in" fo:margin-bottom="0in"/>
      <style:text-properties fo:text-transform="uppercase" fo:color="#2E74B5" fo:letter-spacing="0.0069in" fo:hyphenate="false"/>
    </style:style>
    <style:style style:name="Heading8" style:display-name="Heading 8" style:family="paragraph" style:parent-style-name="Normal" style:next-style-name="Normal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false"/>
    </style:style>
    <style:style style:name="Heading9" style:display-name="Heading 9" style:family="paragraph" style:parent-style-name="Normal" style:next-style-name="Normal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fo:text-transform="uppercase" fo:color="#FFFFFF" fo:letter-spacing="0.0104in" fo:font-size="11pt" style:font-size-asian="11pt" style:font-size-complex="11pt" fo:background-color="#5B9BD5"/>
    </style:style>
    <style:style style:name="Heading2Char" style:display-name="Heading 2 Char" style:family="text" style:parent-style-name="DefaultParagraphFont">
      <style:text-properties fo:text-transform="uppercase" fo:letter-spacing="0.0104in" fo:background-color="#DEEAF6"/>
    </style:style>
    <style:style style:name="Heading3Char" style:display-name="Heading 3 Char" style:family="text" style:parent-style-name="DefaultParagraphFont">
      <style:text-properties fo:text-transform="uppercase" fo:color="#1F4D78" fo:letter-spacing="0.0104in"/>
    </style:style>
    <style:style style:name="Heading4Char" style:display-name="Heading 4 Char" style:family="text" style:parent-style-name="DefaultParagraphFont">
      <style:text-properties fo:text-transform="uppercase" fo:color="#2E74B5" fo:letter-spacing="0.0069in"/>
    </style:style>
    <style:style style:name="Heading5Char" style:display-name="Heading 5 Char" style:family="text" style:parent-style-name="DefaultParagraphFont">
      <style:text-properties fo:text-transform="uppercase" fo:color="#2E74B5" fo:letter-spacing="0.0069in"/>
    </style:style>
    <style:style style:name="Heading6Char" style:display-name="Heading 6 Char" style:family="text" style:parent-style-name="DefaultParagraphFont">
      <style:text-properties fo:text-transform="uppercase" fo:color="#2E74B5" fo:letter-spacing="0.0069in"/>
    </style:style>
    <style:style style:name="Heading7Char" style:display-name="Heading 7 Char" style:family="text" style:parent-style-name="DefaultParagraphFont">
      <style:text-properties fo:text-transform="uppercase" fo:color="#2E74B5" fo:letter-spacing="0.0069in"/>
    </style:style>
    <style:style style:name="Heading8Char" style:display-name="Heading 8 Char" style:family="text" style:parent-style-name="DefaultParagraphFont">
      <style:text-properties fo:text-transform="uppercase" fo:letter-spacing="0.0069in" fo:font-size="9pt" style:font-size-asian="9pt" style:font-size-complex="9pt"/>
    </style:style>
    <style:style style:name="Heading9Char" style:display-name="Heading 9 Char" style:family="text" style:parent-style-name="DefaultParagraphFont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2E74B5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margin-top="0in" fo:margin-bottom="0in"/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/>
    </style:style>
    <style:style style:name="Subtitle" style:display-name="Subtitle" style:family="paragraph" style:parent-style-name="Normal" style:next-style-name="Normal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false"/>
    </style:style>
    <style:style style:name="SubtitleChar" style:display-name="Subtitle Char" style:family="text" style:parent-style-name="DefaultParagraphFont">
      <style:text-properties fo:text-transform="uppercase" fo:color="#595959" fo:letter-spacing="0.0069in" fo:font-size="10.5pt" style:font-size-asian="10.5pt" style:font-size-complex="10.5pt"/>
    </style:style>
    <style:style style:name="Strong" style:display-name="Strong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text-transform="uppercase" fo:color="#1F4D78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5B9BD5" fo:font-size="12pt" style:font-size-asian="12pt" style:font-size-complex="12pt" fo:hyphenate="false"/>
    </style:style>
    <style:style style:name="IntenseQuoteChar" style:display-name="Intense Quote Char" style:family="text" style:parent-style-name="DefaultParagraphFont">
      <style:text-properties fo:color="#5B9BD5" fo:font-size="12pt" style:font-size-asian="12pt" style:font-size-complex="12pt"/>
    </style:style>
    <style:style style:name="SubtleEmphasis" style:display-name="Subtle Emphasis" style:family="text">
      <style:text-properties fo:font-style="italic" style:font-style-asian="italic" style:font-style-complex="italic" fo:color="#1F4D78"/>
    </style:style>
    <style:style style:name="IntenseEmphasis" style:display-name="Intense Emphasis" style:family="text">
      <style:text-properties fo:font-weight="bold" style:font-weight-asian="bold" style:font-weight-complex="bold" fo:text-transform="uppercase" fo:color="#1F4D78" fo:letter-spacing="0.0069in"/>
    </style:style>
    <style:style style:name="SubtleReference" style:display-name="Subtle Reference" style:family="text">
      <style:text-properties fo:font-weight="bold" style:font-weight-asian="bold" style:font-weight-complex="bold" fo:color="#5B9BD5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text-transform="uppercase" fo:color="#5B9BD5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ds Nielsen</meta:initial-creator>
    <dc:creator>Mads Nielsen</dc:creator>
    <meta:creation-date>2014-01-06T12:41:00Z</meta:creation-date>
    <dc:date>2014-01-06T12:41:00Z</dc:date>
    <meta:template xlink:href="Normal" xlink:type="simple"/>
    <meta:editing-cycles>2</meta:editing-cycles>
    <meta:editing-duration>PT0S</meta:editing-duration>
    <meta:document-statistic meta:page-count="1" meta:paragraph-count="2" meta:word-count="168" meta:character-count="1196" meta:row-count="8" meta:non-whitespace-character-count="1030"/>
  </office:meta>
</office:document-meta>
</file>